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Betreff">
      <style:text-properties fo:font-weight="bold" style:font-weight-asian="bold" style:font-weight-complex="bold"/>
    </style:style>
    <style:style style:name="P2" style:family="paragraph" style:parent-style-name="Absender_5f_im_5f_Empfängerfeld">
      <style:text-properties style:font-name="Nimbus Roman No9 L3"/>
    </style:style>
    <style:style style:name="P3" style:family="paragraph" style:parent-style-name="Addressee">
      <style:text-properties fo:font-weight="normal" style:font-weight-asian="normal" style:font-weight-complex="normal"/>
    </style:style>
    <style:style style:name="P4" style:family="paragraph" style:parent-style-name="Sender">
      <style:paragraph-properties fo:margin-top="0cm" fo:margin-bottom="0.011cm"/>
    </style:style>
    <style:style style:name="P5" style:family="paragraph" style:parent-style-name="Datum">
      <style:text-properties fo:font-weight="normal" style:font-weight-asian="normal" style:font-weight-complex="normal"/>
    </style:style>
    <style:style style:name="P6" style:family="paragraph" style:parent-style-name="Text">
      <style:paragraph-properties fo:margin-left="0cm" fo:margin-right="0cm" fo:text-indent="0cm" style:auto-text-indent="false"/>
    </style:style>
    <style:style style:name="P7" style:family="paragraph" style:parent-style-name="Text">
      <style:paragraph-properties fo:margin-left="0cm" fo:margin-right="0cm" fo:text-indent="0.499cm" style:auto-text-indent="false"/>
    </style:style>
    <style:style style:name="P8" style:family="paragraph" style:parent-style-name="Text" style:master-page-name=""/>
    <style:style style:name="P9" style:family="paragraph" style:parent-style-name="Text">
      <style:paragraph-properties fo:text-align="start" style:justify-single-word="false"/>
    </style:style>
    <style:style style:name="T1" style:family="text">
      <style:text-properties style:font-name-asian="Garamond" style:font-name-complex="Garamon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style:font-size-asian="10pt" style:font-size-complex="10pt"/>
    </style:style>
    <style:style style:name="fr1"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4" text:anchor-type="paragraph" svg:x="0.076cm" svg:y="6.302cm" svg:width="15.859cm" draw:z-index="3"><draw:text-box fo:min-height="0.741cm"><text:p text:style-name="P1">Rezension von Kelsens Voegelin-Kritik in „Unsere Agenda“ 8 / 2005</text:p></draw:text-box></draw:frame><draw:frame draw:style-name="fr2" draw:name="Rahmen5" text:anchor-type="paragraph" svg:x="0.023cm" svg:y="0.007cm" svg:width="7.959cm" draw:z-index="2"><draw:text-box fo:min-height="0.854cm"><text:p text:style-name="P2">Eckhart Arnold <text:span text:style-name="T1">·</text:span> Leichlinger Str. 6 · 40591 Düsseldorf</text:p></draw:text-box></draw:frame><draw:frame draw:style-name="fr2" draw:name="Rahmen1" text:anchor-type="paragraph" svg:x="0.025cm" svg:y="0.827cm" svg:width="7.622cm" draw:z-index="0"><draw:text-box fo:min-height="3.24cm"><text:p text:style-name="P3"><text:span text:style-name="T2">Unsere Agenda </text:span><text:line-break/>Zeitschrift der Föderstiftung Konservative Bildung und Forschung</text:p><text:p text:style-name="P3">Knöbelstraße 36</text:p><text:p text:style-name="P3">D-80538 München</text:p></draw:text-box></draw:frame><draw:frame draw:style-name="fr3" draw:name="Rahmen2" text:anchor-type="paragraph" svg:x="10.178cm" svg:y="0.007cm" svg:width="5.812cm" draw:z-index="1"><draw:text-box fo:min-height="4.526cm"><text:p text:style-name="Sender">Eckhart Arnold<text:line-break/>Leichlinger Straße 6<text:line-break/>40591 Düsseldorf</text:p><text:p text:style-name="P4"><text:span text:style-name="T3">Tel.:<text:tab/>0211 / 16 75 179<text:line-break/>Mobil: <text:tab/>0179 / 64 50 192<text:line-break/>E-Mail:<text:tab/></text:span><text:a xlink:type="simple" xlink:href="mailto:eckhart_arnold@hotmail.com"><text:span text:style-name="T4">eckhart_arnold@hotmail.com<text:line-break/></text:span></text:a><text:span text:style-name="T3">Web:<text:tab/></text:span><text:a xlink:type="simple" xlink:href="http://www.eckhartarnold.de/"><text:span text:style-name="T4">www.eckhartarnold.de</text:span></text:a></text:p></draw:text-box></draw:frame><draw:frame draw:style-name="fr2" draw:name="Rahmen3" text:anchor-type="paragraph" svg:x="8.266cm" svg:y="4.77cm" svg:width="7.721cm" draw:z-index="4"><draw:text-box fo:min-height="0.714cm"><text:p text:style-name="P5">26.8.2005</text:p></draw:text-box></draw:frame></text:p>
      <text:p text:style-name="Text">Sehr geehrte Damen und Herren,</text:p>
      <text:p text:style-name="Text"/>
      <text:p text:style-name="P6">Es hat mich sehr gefreut, in der Ausgabe Nr. 3 von Ihrer Zeitschrift „Unsere Agenda“ eine Rezension des von mir herausgegebenen Buches „Hans Kelsen: A New Science of Politics“ zu lesen. Zu der Rezension von Harald Bergbauer, die gerade gegenüber meinem Nachwort sehr kritisch ausfällt, möchte ich allerdings einige Punkte anmerken:</text:p>
      <text:p text:style-name="P7">1) Es ist immer wieder verblüffend im Zusammenhang mit Eric Voegelin davon zu hören, dass er zu den „großen Theoretikern der Politikwissenschaft des 20. Jahrhunderts“ gehört, dessen Werk eine „große Wirkung auf Zeitgenossen wie Nachfolger“ ausübt, oder dass er durch die „zeitgenössische Totalitarismus-Forschung ... als tiefblickende[r] und zukunftsweisende[r] Interpret[..] längst rehabilitiert“ sei. Tatsächlich ist es wohl höchstens noch Voegelins Buch über „Die politischen Religionen“, das außerhalb der Voegelin-Forschung gelegentlich Beachtung findet, und auch dieses Buch dürfte mehr durch seinen griffigen Titel als durch seinen Inhalt gewirkt haben, denn es stellt wie manche andere Schrift Voegelins eher einen genialischen Erguss als eine wissenschaftlich verwertbare Theorie dar. Zu Recht hat Hermann Lübbe daher unlängst festgestellt, dass es heute nur noch eine „marginal verbliebene[..] Rezeption Eric Voegelins“ gibt.</text:p>
      <text:p text:style-name="P7">2) Auf die Gründe der nur noch „marginal verbliebenen Rezeption Eric Voegelins“ (Lübbe) wirft Hans Kelsens Kritik einiges Licht, denn auch jemanden, der mit Voegelins Standpunkt sympathisiert, kann kaum entgehen, was Hans Kelsen am Beispiel der „New Science of Politics“ Punkt für Punkt aufdeckt, nämlich, dass Voegelins Argumentation verworren und widersprüchlich, seine Rekonstruktion der geistesgeschichtlichen Entwicklung voller sachlicher Schiefheiten und seine Hermeneutik oft unsauber ist. Man kann Voegelin nicht – wie Harald Bergbauer es versucht – gegen diese Kritik immunisieren, indem man für Voegelin in Anspruch nimmt, dass er sich auf einer höheren philosophischen Ebene bewegt. Selbst wenn man zugesteht, dass es relevante philosophische Fragen gibt, die über das engere positivistische Wissenschaftsverständnis hinaus gehen, kann eine Theorie, die bereits auf der Sachebene scheitert, nicht auf einer philosophischen Ebene auf einmal richtig sein. Es sei denn, man wollte die Philosophie in Misskredit bringen.</text:p>
      <text:p text:style-name="P7">3) Voegelins Philosophie erscheint nicht allein aus einer rational wissenschaftlichen Perspektive heraus problematisch. Sie enthält auch manche politischen Fragwürdigkeiten. Dass Voegelin sich mit der liberalen Demokratie nur sehr zögerlich anfreunden konnte, ohne ihr Prinzip jemals recht zu begreifen, ist nicht verwunderlich. Schließlich lässt sich aus den Grundsätzen seines politischen Denkens heraus eine Theokratie, wie z.B. im heutigen Iran, viel eher begründen als eine demokratisch verfasste Ordnung. Bei meinen hypothetischen Überlegungen dazu, inwiefern Voegelins politische Philosophie die Grundlage eines Mullah-Staates abgeben könnte, bin ich natürlich nicht im Ernst davon ausgegangen, dass Voegelin zufällig Geschmack am Islam finden könnte. Mir ist selbstverständlich ebensowenig wie anderen Lesern Voegelins entgangen, dass Voegelin religiös und kulturell einigermaßen intolerant war, und dass er die westliche Kultur und christliche Religion anderen Kulturen und Religionen gegenüber für überlegen hielt. (Falls über diesen Punkt Zweifel bestehen, empfehle ich die Lektüre der von Eric O‘Connor in Montreal herausgegebenen „Conversations with Eric Voegelin“, worin Voegelins Intoleranz recht unverhüllt Ausdruck kommt.) Bei dem Vergleich mit dem Iran kam es mir nur auf die Struktur des Staates nicht auf die religiöse Ausrichtung an. Nach Voegelins Maßstäben müsste es natürlich ein christlicher Mullah-Staat sein. Nur wage ich zu behaupten, dass ein christlicher Mullah-Staat keinen Deut besser wäre als ein islamischer. Diese Überlegungen sind, was in meinem Nachwort vielleicht noch ausdrücklicher hätte herausgestellt werden müssen, rein hypothetischer Natur. Voegelin hat sich nach dem Zweiten Weltkrieg kaum je zu konkreten Verfassungsfragen geäußert. Hätte er es doch getan, dann hätte er sich vielleicht in die Inkonsequenz geflüchtet und einen demokratischen Staat mit starkem religiösen Bezug gefordert. </text:p>
      <text:p text:style-name="P7">Wenn Harald Bergbauer „Voegelins wichtige These“ erwähnt, „der zufolge allein die westlichen, vor allem anglo-amerikanischen Demokratien ... zukunftsfähige Gesellschaften darstellen“, dann kann ich nur insofern zustimmen, als der Akzent auf dem Wort „westlich“ liegt. Die demokratische Staatsform war für Voegelin von deutlich untergeordneter Bedeutung.</text:p>
      <text:p text:style-name="P8"/>
      <text:p text:style-name="Text"/>
      <text:p text:style-name="Text">Mit freundlichen Grüßen</text:p>
      <text:p text:style-name="Text"/>
      <text:p text:style-name="Text"/>
      <text:p text:style-name="P9">Eckhart Arnol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8-26T16:17:19</meta:creation-date>
    <dc:date>2005-08-28T11:41:43</dc:date>
    <meta:print-date>2005-08-28T11:34:59</meta:print-date>
    <dc:language>de-DE</dc:language>
    <meta:editing-cycles>12</meta:editing-cycles>
    <meta:editing-duration>PT3H44M33S</meta:editing-duration>
    <meta:template xlink:type="simple" xlink:actuate="onRequest" xlink:role="template" xlink:href="../../../../.openoffice.org%25USERDIR2.0/user/template/Briefkopf_EA.ott" xlink:title="Briefkopf_EA" meta:date="2005-08-26T16:17:19"/>
    <meta:user-defined meta:name="Info 1"/>
    <meta:user-defined meta:name="Info 2"/>
    <meta:user-defined meta:name="Info 3"/>
    <meta:user-defined meta:name="Info 4"/>
    <meta:document-statistic meta:table-count="0" meta:image-count="0" meta:object-count="0" meta:page-count="3" meta:paragraph-count="16" meta:word-count="692" meta:character-count="5046"/>
  </office:meta>
</office:document-meta>
</file>